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DejaVu Sans" svg:font-family="'DejaVu Sans'" style:font-pitch="variable"/>
    <style:font-face style:name="Droid Sans" svg:font-family="'Droid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Tw Cen MT" svg:font-family="'Tw Cen MT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5.884cm" fo:min-width="16.214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615cm" fo:min-width="23.168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2.532cm" fo:min-width="15.278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3.556cm" fo:min-width="22.352cm" fo:padding-top="0.127cm" fo:padding-bottom="0.127cm" fo:padding-left="0.254cm" fo:padding-right="0.254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2.235cm" fo:min-width="22.141cm" fo:padding-top="0.127cm" fo:padding-bottom="0.127cm" fo:padding-left="0.254cm" fo:padding-right="0.254cm" fo:wrap-option="wrap" draw:shadow-color="#808080"/>
    </style:style>
    <style:style style:name="gr9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144cm" fo:min-width="7.996cm" fo:padding-top="0.138cm" fo:padding-bottom="0.138cm" fo:padding-left="0.275cm" fo:padding-right="0.275cm" fo:wrap-option="wrap" draw:shadow-color="#808080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3.556cm" fo:min-width="22.352cm" fo:padding-top="0.127cm" fo:padding-bottom="0.127cm" fo:padding-left="0.254cm" fo:padding-right="0.254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2.235cm" fo:min-width="23.992cm" fo:padding-top="0.127cm" fo:padding-bottom="0.127cm" fo:padding-left="0.254cm" fo:padding-right="0.254cm" fo:wrap-option="wrap" draw:shadow-color="#808080"/>
    </style:style>
    <style:style style:name="gr1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.516cm" fo:min-width="15.228cm" fo:padding-top="0.138cm" fo:padding-bottom="0.138cm" fo:padding-left="0.275cm" fo:padding-right="0.275cm" fo:wrap-option="wrap" draw:shadow-color="#808080"/>
    </style:style>
    <style:style style:name="gr16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144cm" fo:min-width="7.996cm" fo:padding-top="0.138cm" fo:padding-bottom="0.138cm" fo:padding-left="0.275cm" fo:padding-right="0.275cm" fo:wrap-option="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3.556cm" fo:min-width="22.352cm" fo:padding-top="0.127cm" fo:padding-bottom="0.127cm" fo:padding-left="0.254cm" fo:padding-right="0.254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2.235cm" fo:min-width="23.99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144cm" fo:min-width="7.996cm" fo:padding-top="0.138cm" fo:padding-bottom="0.138cm" fo:padding-left="0.275cm" fo:padding-right="0.275cm" fo:wrap-option="wrap" draw:shadow-color="#808080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3.556cm" fo:min-width="22.352cm" fo:padding-top="0.127cm" fo:padding-bottom="0.127cm" fo:padding-left="0.254cm" fo:padding-right="0.254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2.235cm" fo:min-width="22.14cm" fo:padding-top="0.127cm" fo:padding-bottom="0.127cm" fo:padding-left="0.254cm" fo:padding-right="0.254cm" fo:wrap-option="wrap" draw:shadow-color="#808080"/>
    </style:style>
    <style:style style:name="gr28" style:family="graphic" style:parent-style-name="standard">
      <style:graphic-properties draw:stroke="none" draw:fill="none" draw:fill-color="#ffffff" draw:textarea-horizontal-align="left" draw:textarea-vertical-align="middle" draw:auto-grow-height="false" fo:min-height="16.017cm" fo:min-width="16.12cm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144cm" fo:min-width="7.996cm" fo:padding-top="0.138cm" fo:padding-bottom="0.138cm" fo:padding-left="0.275cm" fo:padding-right="0.275cm" fo:wrap-option="wrap" draw:shadow-color="#808080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3.556cm" fo:min-width="22.352cm" fo:padding-top="0.127cm" fo:padding-bottom="0.127cm" fo:padding-left="0.254cm" fo:padding-right="0.254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2.235cm" fo:min-width="22.141cm" fo:padding-top="0.127cm" fo:padding-bottom="0.127cm" fo:padding-left="0.254cm" fo:padding-right="0.254cm" fo:wrap-option="wrap" draw:shadow-color="#808080"/>
    </style:style>
    <style:style style:name="gr35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144cm" fo:min-width="7.996cm" fo:padding-top="0.138cm" fo:padding-bottom="0.138cm" fo:padding-left="0.275cm" fo:padding-right="0.275cm" fo:wrap-option="wrap" draw:shadow-color="#808080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3.556cm" fo:min-width="22.352cm" fo:padding-top="0.127cm" fo:padding-bottom="0.127cm" fo:padding-left="0.254cm" fo:padding-right="0.254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2.235cm" fo:min-width="24.394cm" fo:padding-top="0.127cm" fo:padding-bottom="0.127cm" fo:padding-left="0.254cm" fo:padding-right="0.254cm" fo:wrap-option="wrap" draw:shadow-color="#808080"/>
    </style:style>
    <style:style style:name="gr41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144cm" fo:min-width="7.996cm" fo:padding-top="0.138cm" fo:padding-bottom="0.138cm" fo:padding-left="0.275cm" fo:padding-right="0.27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align="end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margin-top="0.282cm" fo:margin-bottom="0cm" fo:text-align="end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line-height="100%" fo:text-align="end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line-height="80%" fo:text-align="center" fo:text-indent="0cm" style:punctuation-wrap="hanging" style:line-break="strict"/>
    </style:style>
    <style:style style:name="P9" style:family="paragraph">
      <loext:graphic-properties draw:fill="none" draw:fill-color="#ffffff"/>
      <style:paragraph-properties fo:margin-left="0cm" fo:margin-right="0cm" fo:line-height="80%" fo:text-align="center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line-height="100%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3" style:family="paragraph">
      <style:paragraph-properties fo:margin-left="0cm" fo:margin-right="0cm" fo:margin-top="0.211cm" fo:margin-bottom="0cm" fo:line-height="100%" fo:text-align="start" fo:text-indent="0cm" style:punctuation-wrap="hanging" style:line-break="strict" style:writing-mode="lr-tb"/>
    </style:style>
    <style:style style:name="P14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15" style:family="paragraph">
      <loext:graphic-properties draw:fill="none" draw:fill-color="#ffffff"/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16" style:family="paragraph">
      <style:paragraph-properties fo:margin-left="0cm" fo:margin-right="0cm" fo:text-align="end" fo:text-indent="0cm" style:punctuation-wrap="hanging" style:line-break="strict"/>
    </style:style>
    <style:style style:name="P17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margin-top="0.176cm" fo:margin-bottom="0cm" fo:line-height="100%" fo:text-align="start" fo:text-indent="0cm" style:punctuation-wrap="hanging" style:line-break="strict" style:writing-mode="lr-tb"/>
    </style:style>
    <style:style style:name="P19" style:family="paragraph">
      <style:paragraph-properties fo:margin-left="0cm" fo:margin-right="0cm" fo:margin-top="0.158cm" fo:margin-bottom="0cm" fo:line-height="100%" fo:text-align="start" fo:text-indent="0cm" style:punctuation-wrap="hanging" style:line-break="strict" style:writing-mode="lr-tb"/>
    </style:style>
    <style:style style:name="P20" style:family="paragraph">
      <style:paragraph-properties fo:margin-left="0cm" fo:margin-right="0cm" fo:margin-top="0.141cm" fo:margin-bottom="0cm" fo:line-height="100%" fo:text-align="start" fo:text-indent="0cm" style:punctuation-wrap="hanging" style:line-break="strict" style:writing-mode="lr-tb"/>
    </style:style>
    <style:style style:name="P21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22" style:family="paragraph">
      <loext:graphic-properties draw:fill="none" draw:fill-color="#ffffff"/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</style:style>
    <style:style style:name="P23" style:family="paragraph">
      <style:paragraph-properties fo:margin-left="0cm" fo:margin-right="0cm" fo:margin-top="0.246cm" fo:margin-bottom="0cm" fo:line-height="100%" fo:text-align="start" fo:text-indent="0cm" style:punctuation-wrap="hanging" style:line-break="strict" style:writing-mode="lr-tb"/>
    </style:style>
    <style:style style:name="P24" style:family="paragraph">
      <loext:graphic-properties draw:fill="none" draw:fill-color="#ffffff"/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/>
    </style:style>
    <style:style style:name="P25" style:family="paragraph">
      <style:paragraph-properties fo:margin-left="0cm" fo:margin-right="0cm" fo:margin-top="0.167cm" fo:margin-bottom="0cm" fo:line-height="100%" fo:text-align="start" fo:text-indent="0cm" style:punctuation-wrap="hanging" style:line-break="strict" style:writing-mode="lr-tb"/>
    </style:style>
    <style:style style:name="P26" style:family="paragraph">
      <style:paragraph-properties fo:margin-left="0cm" fo:margin-right="0cm" fo:margin-top="0.229cm" fo:margin-bottom="0cm" fo:line-height="100%" fo:text-align="start" fo:text-indent="0cm" style:punctuation-wrap="hanging" style:line-break="strict" style:writing-mode="lr-tb"/>
    </style:style>
    <style:style style:name="T1" style:family="text">
      <style:text-properties fo:color="#ffffff" fo:font-size="48pt" fo:language="es" fo:country="ES" style:font-size-asian="48pt" style:language-asian="es" style:country-asian="ES" style:font-size-complex="48pt" style:language-complex="es" style:country-complex="ES"/>
    </style:style>
    <style:style style:name="T2" style:family="text">
      <style:text-properties fo:font-size="32pt" fo:language="es" fo:country="ES" style:font-size-asian="32pt" style:language-asian="es" style:country-asian="ES" style:font-size-complex="32pt" style:language-complex="es" style:country-complex="ES"/>
    </style:style>
    <style:style style:name="T3" style:family="text">
      <style:text-properties style:font-name="Arial Black" fo:font-size="12pt" fo:language="es" fo:country="ES" style:font-size-asian="12pt" style:language-asian="es" style:country-asian="ES" style:font-size-complex="12pt" style:language-complex="es" style:country-complex="ES"/>
    </style:style>
    <style:style style:name="T4" style:family="text">
      <style:text-properties fo:color="#ffffff" fo:font-size="12pt" fo:language="es" fo:country="ES" fo:font-weight="bold" style:font-size-asian="12pt" style:language-asian="es" style:country-asian="ES" style:font-weight-asian="bold" style:font-size-complex="12pt" style:language-complex="es" style:country-complex="ES" style:font-weight-complex="bold"/>
    </style:style>
    <style:style style:name="T5" style:family="text">
      <style:text-properties style:font-name="Tw Cen MT" fo:font-size="44pt" fo:language="es" fo:country="ES" style:font-size-asian="44pt" style:language-asian="es" style:country-asian="ES" style:font-size-complex="44pt" style:language-complex="es" style:country-complex="ES"/>
    </style:style>
    <style:style style:name="T6" style:family="text">
      <style:text-properties fo:color="#000000" style:font-name="Tw Cen MT" fo:font-size="32pt" fo:language="es" fo:country="ES" style:font-size-asian="32pt" style:language-asian="es" style:country-asian="ES" style:font-size-complex="32pt" style:language-complex="es" style:country-complex="ES"/>
    </style:style>
    <style:style style:name="T7" style:family="text">
      <style:text-properties fo:color="#000000" style:text-line-through-style="none" style:text-line-through-type="none" style:text-position="0% 100%" style:font-name="Tw Cen MT" fo:font-size="24pt" fo:language="es" fo:country="ES" fo:font-style="normal" fo:text-shadow="none" style:text-underline-style="none" fo:font-weight="normal" style:font-name-asian="Droid Sans" style:font-size-asian="24pt" style:language-asian="es" style:country-asian="ES" style:font-style-asian="normal" style:font-weight-asian="normal" style:font-name-complex="Droid Sans" style:font-size-complex="24pt" style:language-complex="es" style:country-complex="ES" style:font-style-complex="normal" style:font-weight-complex="normal" style:font-relief="none"/>
    </style:style>
    <style:style style:name="T8" style:family="text">
      <style:text-properties fo:color="#000000" style:text-line-through-style="none" style:text-line-through-type="none" style:text-position="0% 100%" style:font-name="Arial" fo:font-size="24pt" fo:language="es" fo:country="ES" fo:font-style="normal" fo:text-shadow="none" style:text-underline-style="none" fo:font-weight="normal" style:font-name-asian="Droid Sans" style:font-size-asian="24pt" style:language-asian="es" style:country-asian="ES" style:font-style-asian="normal" style:font-weight-asian="normal" style:font-name-complex="Droid Sans" style:font-size-complex="24pt" style:language-complex="es" style:country-complex="ES" style:font-style-complex="normal" style:font-weight-complex="normal" style:font-relief="none"/>
    </style:style>
    <style:style style:name="T9" style:family="text">
      <style:text-properties fo:font-size="14pt" fo:language="es" fo:country="ES" style:font-size-asian="14pt" style:language-asian="es" style:country-asian="ES" style:font-size-complex="14pt" style:language-complex="es" style:country-complex="ES"/>
    </style:style>
    <style:style style:name="T10" style:family="text">
      <style:text-properties fo:color="#000000" style:text-line-through-style="none" style:text-line-through-type="none" style:text-position="0% 100%" style:font-name="Arial" fo:font-size="20pt" fo:language="es" fo:country="ES" fo:font-style="normal" fo:text-shadow="none" style:text-underline-style="none" fo:font-weight="normal" style:font-name-asian="Droid Sans" style:font-size-asian="20pt" style:language-asian="es" style:country-asian="ES" style:font-style-asian="normal" style:font-weight-asian="normal" style:font-name-complex="Droid Sans" style:font-size-complex="20pt" style:language-complex="es" style:country-complex="ES" style:font-style-complex="normal" style:font-weight-complex="normal" style:font-relief="none"/>
    </style:style>
    <style:style style:name="T11" style:family="text">
      <style:text-properties fo:color="#000000" style:text-line-through-style="none" style:text-line-through-type="none" style:text-position="0% 100%" style:font-name="Arial" fo:font-size="20pt" fo:language="es" fo:country="ES" fo:font-style="italic" fo:text-shadow="none" style:text-underline-style="none" fo:font-weight="bold" style:font-name-asian="Droid Sans" style:font-size-asian="20pt" style:language-asian="es" style:country-asian="ES" style:font-style-asian="italic" style:font-weight-asian="bold" style:font-name-complex="Droid Sans" style:font-size-complex="20pt" style:language-complex="es" style:country-complex="ES" style:font-style-complex="italic" style:font-weight-complex="bold" style:font-relief="none"/>
    </style:style>
    <style:style style:name="T12" style:family="text">
      <style:text-properties fo:color="#000000" style:text-line-through-style="none" style:text-line-through-type="none" style:text-position="0% 100%" style:font-name="Arial" fo:font-size="18pt" fo:language="es" fo:country="ES" fo:font-style="normal" fo:text-shadow="none" style:text-underline-style="none" fo:font-weight="normal" style:font-name-asian="Droid Sans" style:font-size-asian="18pt" style:language-asian="es" style:country-asian="ES" style:font-style-asian="normal" style:font-weight-asian="normal" style:font-name-complex="Droid Sans" style:font-size-complex="18pt" style:language-complex="es" style:country-complex="ES" style:font-style-complex="normal" style:font-weight-complex="normal" style:font-relief="none"/>
    </style:style>
    <style:style style:name="T13" style:family="text">
      <style:text-properties fo:color="#000000" style:text-line-through-style="none" style:text-line-through-type="none" style:text-position="0% 100%" style:font-name="Arial" fo:font-size="18pt" fo:language="es" fo:country="ES" fo:font-style="normal" fo:text-shadow="none" style:text-underline-style="none" fo:font-weight="bold" style:font-name-asian="Droid Sans" style:font-size-asian="18pt" style:language-asian="es" style:country-asian="ES" style:font-style-asian="normal" style:font-weight-asian="bold" style:font-name-complex="Droid Sans" style:font-size-complex="18pt" style:language-complex="es" style:country-complex="ES" style:font-style-complex="normal" style:font-weight-complex="bold" style:font-relief="none"/>
    </style:style>
    <style:style style:name="T14" style:family="text">
      <style:text-properties fo:color="#000000" style:text-line-through-style="none" style:text-line-through-type="none" style:text-position="0% 100%" style:font-name="Arial" fo:font-size="16pt" fo:language="es" fo:country="ES" fo:font-style="normal" fo:text-shadow="none" style:text-underline-style="none" fo:font-weight="normal" style:font-name-asian="Droid Sans" style:font-size-asian="16pt" style:language-asian="es" style:country-asian="ES" style:font-style-asian="normal" style:font-weight-asian="normal" style:font-name-complex="Droid Sans" style:font-size-complex="16pt" style:language-complex="es" style:country-complex="ES" style:font-style-complex="normal" style:font-weight-complex="normal" style:font-relief="none"/>
    </style:style>
    <style:style style:name="T15" style:family="text">
      <style:text-properties fo:color="#000000" style:text-line-through-style="none" style:text-line-through-type="none" style:text-position="0% 100%" style:font-name="Arial" fo:font-size="16pt" fo:language="es" fo:country="ES" fo:font-style="normal" fo:text-shadow="none" style:text-underline-style="none" fo:font-weight="bold" style:font-name-asian="Droid Sans" style:font-size-asian="16pt" style:language-asian="es" style:country-asian="ES" style:font-style-asian="normal" style:font-weight-asian="bold" style:font-name-complex="Droid Sans" style:font-size-complex="16pt" style:language-complex="es" style:country-complex="ES" style:font-style-complex="normal" style:font-weight-complex="bold" style:font-relief="none"/>
    </style:style>
    <style:style style:name="T16" style:family="text">
      <style:text-properties fo:font-size="12pt" fo:language="es" fo:country="ES" fo:font-style="italic" fo:font-weight="bold" style:font-size-asian="12pt" style:language-asian="es" style:country-asian="ES" style:font-style-asian="italic" style:font-weight-asian="bold" style:font-size-complex="12pt" style:language-complex="es" style:country-complex="ES" style:font-style-complex="italic" style:font-weight-complex="bold"/>
    </style:style>
    <style:style style:name="T17" style:family="text">
      <style:text-properties fo:font-size="12pt" fo:language="es" fo:country="ES" style:font-size-asian="12pt" style:language-asian="es" style:country-asian="ES" style:font-size-complex="12pt" style:language-complex="es" style:country-complex="ES"/>
    </style:style>
    <style:style style:name="T18" style:family="text">
      <style:text-properties fo:font-size="12pt" fo:language="es" fo:country="ES" style:text-underline-style="solid" style:text-underline-width="auto" style:text-underline-color="font-color" style:font-size-asian="12pt" style:language-asian="es" style:country-asian="ES" style:font-size-complex="12pt" style:language-complex="es" style:country-complex="ES"/>
    </style:style>
    <style:style style:name="T19" style:family="text">
      <style:text-properties fo:color="#000000" style:text-line-through-style="none" style:text-line-through-type="none" style:text-position="0% 100%" style:font-name="Tw Cen MT" fo:font-size="28pt" fo:language="es" fo:country="ES" fo:font-style="normal" fo:text-shadow="none" style:text-underline-style="none" fo:font-weight="normal" style:font-name-asian="Droid Sans" style:font-size-asian="28pt" style:language-asian="es" style:country-asian="ES" style:font-style-asian="normal" style:font-weight-asian="normal" style:font-name-complex="Droid Sans" style:font-size-complex="28pt" style:language-complex="es" style:country-complex="ES" style:font-style-complex="normal" style:font-weight-complex="normal" style:font-relief="none"/>
    </style:style>
    <style:style style:name="T20" style:family="text">
      <style:text-properties fo:color="#000000" style:text-line-through-style="none" style:text-line-through-type="none" style:text-position="0% 100%" style:font-name="Tw Cen MT" fo:font-size="28pt" fo:language="es" fo:country="ES" fo:font-style="normal" fo:text-shadow="none" style:text-underline-style="solid" style:text-underline-width="auto" style:text-underline-color="font-color" fo:font-weight="normal" style:font-name-asian="Droid Sans" style:font-size-asian="28pt" style:language-asian="es" style:country-asian="ES" style:font-style-asian="normal" style:font-weight-asian="normal" style:font-name-complex="Droid Sans" style:font-size-complex="28pt" style:language-complex="es" style:country-complex="ES" style:font-style-complex="normal" style:font-weight-complex="normal" style:font-relief="none"/>
    </style:style>
    <style:style style:name="T21" style:family="text">
      <style:text-properties fo:color="#000000" style:text-line-through-style="none" style:text-line-through-type="none" style:text-position="0% 100%" style:font-name="Arial" fo:font-size="20pt" fo:language="es" fo:country="ES" fo:font-style="italic" fo:text-shadow="none" style:text-underline-style="none" fo:font-weight="normal" style:font-name-asian="Droid Sans" style:font-size-asian="20pt" style:language-asian="es" style:country-asian="ES" style:font-style-asian="italic" style:font-weight-asian="normal" style:font-name-complex="Droid Sans" style:font-size-complex="20pt" style:language-complex="es" style:country-complex="ES" style:font-style-complex="italic" style:font-weight-complex="normal" style:font-relief="none"/>
    </style:style>
    <style:style style:name="T22" style:family="text">
      <style:text-properties fo:color="#000000" style:text-line-through-style="none" style:text-line-through-type="none" style:text-position="0% 100%" style:font-name="Arial" fo:font-size="19pt" fo:language="es" fo:country="ES" fo:font-style="normal" fo:text-shadow="none" style:text-underline-style="none" fo:font-weight="normal" style:font-name-asian="Droid Sans" style:font-size-asian="19pt" style:language-asian="es" style:country-asian="ES" style:font-style-asian="normal" style:font-weight-asian="normal" style:font-name-complex="Droid Sans" style:font-size-complex="19pt" style:language-complex="es" style:country-complex="ES" style:font-style-complex="normal" style:font-weight-complex="normal" style:font-relief="none"/>
    </style:style>
    <style:style style:name="T23" style:family="text">
      <style:text-properties fo:color="#000000" style:text-line-through-style="none" style:text-line-through-type="none" style:text-position="0% 100%" style:font-name="Arial" fo:font-size="18pt" fo:language="es" fo:country="ES" fo:font-style="italic" fo:text-shadow="none" style:text-underline-style="none" fo:font-weight="normal" style:font-name-asian="Droid Sans" style:font-size-asian="18pt" style:language-asian="es" style:country-asian="ES" style:font-style-asian="italic" style:font-weight-asian="normal" style:font-name-complex="Droid Sans" style:font-size-complex="18pt" style:language-complex="es" style:country-complex="ES" style:font-style-complex="italic" style:font-weight-complex="normal" style:font-relief="none"/>
    </style:style>
    <style:style style:name="T24" style:family="text">
      <style:text-properties fo:color="#000000" style:text-line-through-style="none" style:text-line-through-type="none" style:text-position="0% 100%" style:font-name="Tw Cen MT" fo:font-size="26pt" fo:language="es" fo:country="ES" fo:font-style="normal" fo:text-shadow="none" style:text-underline-style="none" fo:font-weight="normal" style:font-name-asian="Droid Sans" style:font-size-asian="26pt" style:language-asian="es" style:country-asian="ES" style:font-style-asian="normal" style:font-weight-asian="normal" style:font-name-complex="Droid Sans" style:font-size-complex="26pt" style:language-complex="es" style:country-complex="ES" style:font-style-complex="normal" style:font-weight-complex="normal" style:font-relief="none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">
        <style:list-level-properties text:min-label-width="0.939cm"/>
        <style:text-properties fo:font-family="Wingdings" style:font-pitch="variable" style:font-charset="x-symbol" fo:color="#00007d" fo:font-size="7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">
        <style:list-level-properties text:space-before="1.27cm" text:min-label-width="0.78cm"/>
        <style:text-properties fo:font-family="Wingdings" style:font-pitch="variable" style:font-charset="x-symbol" fo:color="#9999cc" fo:font-size="8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007d" fo:font-size="6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">
        <style:list-level-properties text:space-before="3.81cm" text:min-label-width="0.635cm"/>
        <style:text-properties fo:font-family="Wingdings" style:font-pitch="variable" style:font-charset="x-symbol" fo:color="#9999cc" fo:font-size="7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use-date-time-name="dtd1">
        <draw:custom-shape draw:style-name="gr1" draw:text-style-name="P2" draw:layer="layout" svg:width="16.722cm" svg:height="6.138cm" svg:x="8.255cm" svg:y="5.08cm">
          <text:list text:style-name="L1">
            <text:list-header>
              <text:p text:style-name="P1"><text:span text:style-name="T1">Sistemas Operativos. Gestión de Proces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23.676cm" svg:height="4.869cm" svg:x="1.301cm" svg:y="11.853cm">
          <text:list text:style-name="L2">
            <text:list-header>
              <text:p text:style-name="P3"><text:span text:style-name="T2"/></text:p>
              <text:p text:style-name="P3"><text:span text:style-name="T2">Sistemas Informáticos</text:span></text:p>
              <text:p text:style-name="P3"><text:span text:style-name="T2">I.E.S. Virgen de la Paloma</text:span></text:p>
              <text:p text:style-name="P3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layer="layout" svg:width="14.213cm" svg:height="10.659cm" svg:x="2.756cm" svg:y="2.134cm" draw:page-number="1" presentation:class="page"/>
          <draw:custom-shape draw:style-name="gr3" draw:text-style-name="P5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use-date-time-name="dtd1">
        <draw:custom-shape draw:style-name="gr4" draw:text-style-name="P7" draw:layer="layout" svg:width="5.927cm" svg:height="1.27cm" svg:x="18.203cm" svg:y="17.357cm">
          <text:list text:style-name="L3">
            <text:list-header>
              <text:p text:style-name="P6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9" draw:layer="layout" svg:width="1.482cm" svg:height="0.679cm" svg:x="0cm" svg:y="3.532cm">
          <text:list text:style-name="L1">
            <text:list-header>
              <text:p text:style-name="P8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1" draw:layer="layout" svg:width="22.86cm" svg:height="3.81cm" svg:x="1.27cm" svg:y="0.123cm">
          <text:list text:style-name="L4">
            <text:list-header>
              <text:p text:style-name="P10"><text:span text:style-name="T5">Introducción (I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.482cm" svg:height="0.679cm" svg:x="0cm" svg:y="3.532cm">
          <text:list text:style-name="L1">
            <text:list-header>
              <text:p text:style-name="P8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5" draw:layer="layout" svg:width="22.649cm" svg:height="12.489cm" svg:x="1.499cm" svg:y="3.726cm">
          <text:list text:style-name="L5">
            <text:list-item>
              <text:p text:style-name="P12"><text:span text:style-name="T6">Programa:</text:span></text:p>
            </text:list-item>
          </text:list>
          <text:list text:style-name="L6">
            <text:list-item>
              <text:list>
                <text:list-item>
                  <text:p text:style-name="P13"><text:span text:style-name="T7">Algo estático, un conjunto de instrucciones que, una vez ejecutadas, resuelven un determinado problema</text:span><text:span text:style-name="T8"> </text:span><text:span text:style-name="T7">. </text:span></text:p>
                </text:list-item>
              </text:list>
            </text:list-item>
          </text:list>
          <text:list text:style-name="L5">
            <text:list-item>
              <text:p text:style-name="P14"><text:span text:style-name="T6">Proceso:</text:span></text:p>
            </text:list-item>
          </text:list>
          <text:list text:style-name="L6">
            <text:list-item>
              <text:list>
                <text:list-item>
                  <text:p text:style-name="P13"><text:span text:style-name="T7">Algo dinámico, es una parte de un programa que se está ejecutando con todo lo que ello conlleva: valores de registros, de variables, contenido del contador de programa, etc. </text:span></text:p>
                </text:list-item>
                <text:list-item>
                  <text:p text:style-name="P13"><text:span text:style-name="T7">De un programa suelen surgir varios procesos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layer="layout" svg:width="14.213cm" svg:height="10.659cm" svg:x="2.756cm" svg:y="2.134cm" draw:page-number="2" presentation:class="page"/>
          <draw:custom-shape draw:style-name="gr3" draw:text-style-name="P5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  <draw:custom-shape draw:style-name="gr9" draw:text-style-name="P17" draw:layer="layout" svg:width="8.546cm" svg:height="1.42cm" svg:x="11.17cm" svg:y="27.005cm">
            <text:list text:style-name="L7">
              <text:list-header>
                <text:p text:style-name="P16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draw:custom-shape draw:style-name="gr10" draw:text-style-name="P7" draw:layer="layout" svg:width="5.927cm" svg:height="1.27cm" svg:x="18.203cm" svg:y="17.357cm">
          <text:list text:style-name="L3">
            <text:list-header>
              <text:p text:style-name="P6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9" draw:layer="layout" svg:width="1.482cm" svg:height="0.679cm" svg:x="0cm" svg:y="3.532cm">
          <text:list text:style-name="L1">
            <text:list-header>
              <text:p text:style-name="P8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1" draw:layer="layout" svg:width="22.86cm" svg:height="3.81cm" svg:x="1.27cm" svg:y="0.123cm">
          <text:list text:style-name="L4">
            <text:list-header>
              <text:p text:style-name="P10"><text:span text:style-name="T5">Introducción (II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1.482cm" svg:height="0.679cm" svg:x="0cm" svg:y="3.532cm">
          <text:list text:style-name="L1">
            <text:list-header>
              <text:p text:style-name="P8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5" draw:layer="layout" svg:width="24.5cm" svg:height="12.489cm" svg:x="0.9cm" svg:y="2.522cm">
          <text:list text:style-name="L5">
            <text:list-item>
              <text:p text:style-name="P12"><text:span text:style-name="T6">Componentes de un proceso: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10">Además de las líneas de código, un proceso precisa la </text:span><text:span text:style-name="T11">imagen del proceso</text:span><text:span text:style-name="T10"> que podrá residir en memoria secundaria, pero debe cargarse en memoria principal a la hora de ejecutarlo: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9"><text:span text:style-name="T12">Ubicación de variables y constantes definidas por el proceso. </text:span></text:p>
                    </text:list-item>
                    <text:list-item>
                      <text:p text:style-name="P19"><text:span text:style-name="T12">Pila asociada a cada proceso para gestionar las llamadas a funciones.</text:span></text:p>
                    </text:list-item>
                    <text:list-item>
                      <text:p text:style-name="P19"><text:span text:style-name="T12">Atributos del proceso guardados en el </text:span><text:span text:style-name="T13">BCP: Bloque de control del proceso</text:span><text:span text:style-name="T12">, que contiene:</text:span></text:p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"><text:span text:style-name="T14">Identificación del proceso.</text:span></text:p>
                        </text:list-item>
                        <text:list-item>
                          <text:p text:style-name="P20"><text:span text:style-name="T14">Información sobre el estado del procesador.</text:span></text:p>
                        </text:list-item>
                        <text:list-item>
                          <text:p text:style-name="P20"><text:span text:style-name="T14">Información de control del proceso.</text:span></text:p>
                        </text:list-item>
                        <text:list-item>
                          <text:p text:style-name="P20"><text:span text:style-name="T14">Se guardan en la </text:span><text:span text:style-name="T15">TBCP: Tabla de bloques de control del proceso</text:span><text:span text:style-name="T14">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8"><text:span text:style-name="T11">Cambios de contexto</text:span><text:span text:style-name="T10">: La concurrencia de procesos implica que éstos entrarán y saldrán de la CPU constantemente sin haber terminado de ejecutarse</text:span><text:span text:style-name="T11">.</text:span><text:span text:style-name="T10">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layer="layout" svg:width="14.213cm" svg:height="10.659cm" svg:x="2.756cm" svg:y="2.134cm" draw:page-number="3" presentation:class="page"/>
          <draw:custom-shape draw:style-name="gr15" draw:text-style-name="P22" draw:layer="layout" svg:width="15.778cm" svg:height="12.792cm" svg:x="1.971cm" svg:y="13.503cm">
            <text:list text:style-name="L7">
              <text:list-header>
                <text:p text:style-name="P21"><text:span text:style-name="T16">BCP</text:span><text:span text:style-name="T17"> en tres partes:</text:span></text:p>
                <text:p text:style-name="P21"><text:span text:style-name="T18">Identificación del proceso</text:span><text:span text:style-name="T17">: identificador de proceso + información sobre el proceso que lo ha creado + información sobre el usuario que lo ha generado.</text:span></text:p>
                <text:p text:style-name="P21"><text:span text:style-name="T18">Información sobre el estado del procesador</text:span><text:span text:style-name="T17">: registros de control y estado + contador de programa + códigos de condición de la última instrucción ejecutada + información del estado + registros visibles al usuario + punteros de la pila del proceso.</text:span></text:p>
                <text:p text:style-name="P21"><text:span text:style-name="T18">Información de control del proceso</text:span><text:span text:style-name="T17">: información sobre el estado del proceso: prioridad + planificación + información de administración de memoria + información de I/O + identificación del suceso que puede estar esperando a que ocurra y que le ha hecho detenerse + información (punteros) de los posibles enlaces de este proceso con otros (hijos, padre, etc)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" draw:text-style-name="P17" draw:layer="layout" svg:width="8.546cm" svg:height="1.42cm" svg:x="11.17cm" svg:y="27.005cm">
            <text:list text:style-name="L7">
              <text:list-header>
                <text:p text:style-name="P16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draw:custom-shape draw:style-name="gr17" draw:text-style-name="P7" draw:layer="layout" svg:width="5.927cm" svg:height="1.27cm" svg:x="18.203cm" svg:y="17.357cm">
          <text:list text:style-name="L3">
            <text:list-header>
              <text:p text:style-name="P6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.482cm" svg:height="0.679cm" svg:x="0cm" svg:y="3.532cm">
          <text:list text:style-name="L1">
            <text:list-header>
              <text:p text:style-name="P8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1" draw:layer="layout" svg:width="22.86cm" svg:height="3.81cm" svg:x="1.27cm" svg:y="0.123cm">
          <text:list text:style-name="L4">
            <text:list-header>
              <text:p text:style-name="P10"><text:span text:style-name="T5">Introducción (III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9" draw:layer="layout" svg:width="1.482cm" svg:height="0.679cm" svg:x="0cm" svg:y="3.532cm">
          <text:list text:style-name="L1">
            <text:list-header>
              <text:p text:style-name="P8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4" draw:layer="layout" svg:width="24.5cm" svg:height="12.489cm" svg:x="0.9cm" svg:y="2.522cm">
          <text:list text:style-name="L6">
            <text:list-item>
              <text:list>
                <text:list-item>
                  <text:p text:style-name="P23"><text:span text:style-name="T19">Estados de los procesos (modelo de 3 estados):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9"><text:span text:style-name="T13">EJECUCIÓN</text:span><text:span text:style-name="T12">: Está utilizando la CPU en este momento.</text:span></text:p>
                    </text:list-item>
                    <text:list-item>
                      <text:p text:style-name="P19"><text:span text:style-name="T13">LISTO</text:span><text:span text:style-name="T12">: Con posibilidad de entrar en ejecución.</text:span></text:p>
                    </text:list-item>
                    <text:list-item>
                      <text:p text:style-name="P19"><text:span text:style-name="T13">BLOQUEADO</text:span><text:span text:style-name="T12">: Sin posibilidad de entrar en ejecución.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23"><text:span text:style-name="T19">En un modelo de 5 estados tenemos además: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9"><text:span text:style-name="T13">NUEVO</text:span><text:span text:style-name="T12">: Se acaba de crear y aún habiendo sido admitido por el Sistema Operativo, no está listo para la ejecución. </text:span></text:p>
                    </text:list-item>
                    <text:list-item>
                      <text:p text:style-name="P19"><text:span text:style-name="T13">TERMINADO</text:span><text:span text:style-name="T12">: Ha terminado su ejecución o es abandonado por el S.O., p.e. por un error irrecuperable. Este proceso no se volverá a ejecutar, pero sus tablas de valores permanecerán durante un tiempo por si algún otro programa necesitase extraer alguna información de ellas.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8"><text:span text:style-name="T19">Transiciones posibles (modelo de 3 estados</text:span><text:span text:style-name="T20">)</text:span><text:span text:style-name="T10">: 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9"><text:span text:style-name="T12">Ejecución a Bloqueado</text:span></text:p>
                    </text:list-item>
                    <text:list-item>
                      <text:p text:style-name="P19"><text:span text:style-name="T12">Bloqueado a Listo</text:span></text:p>
                    </text:list-item>
                    <text:list-item>
                      <text:p text:style-name="P19"><text:span text:style-name="T12">Ejecución a Listo y viceversa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layer="layout" svg:width="14.213cm" svg:height="10.659cm" svg:x="2.756cm" svg:y="2.134cm" draw:page-number="4" presentation:class="page"/>
          <draw:custom-shape draw:style-name="gr3" draw:text-style-name="P5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  <draw:custom-shape draw:style-name="gr22" draw:text-style-name="P17" draw:layer="layout" svg:width="8.546cm" svg:height="1.42cm" svg:x="11.17cm" svg:y="27.005cm">
            <text:list text:style-name="L7">
              <text:list-header>
                <text:p text:style-name="P16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draw:custom-shape draw:style-name="gr23" draw:text-style-name="P7" draw:layer="layout" svg:width="5.927cm" svg:height="1.27cm" svg:x="18.203cm" svg:y="17.357cm">
          <text:list text:style-name="L3">
            <text:list-header>
              <text:p text:style-name="P6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.482cm" svg:height="0.679cm" svg:x="0cm" svg:y="3.532cm">
          <text:list text:style-name="L1">
            <text:list-header>
              <text:p text:style-name="P8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11" draw:layer="layout" svg:width="22.86cm" svg:height="3.81cm" svg:x="1.27cm" svg:y="0.115cm">
          <text:list text:style-name="L4">
            <text:list-header>
              <text:p text:style-name="P10"><text:span text:style-name="T5">Control del proceso (I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9" draw:layer="layout" svg:width="1.482cm" svg:height="0.679cm" svg:x="0cm" svg:y="3.532cm">
          <text:list text:style-name="L1">
            <text:list-header>
              <text:p text:style-name="P8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5" draw:layer="layout" svg:width="22.648cm" svg:height="12.489cm" svg:x="2.099cm" svg:y="3.038cm">
          <text:list text:style-name="L5">
            <text:list-item>
              <text:p text:style-name="P12"><text:span text:style-name="T6">Creación del proceso. Pasos del S.O.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10">Asignar al proceso un identificativo por el que lo reconocerá de ahora en adelante, e incluirlo en la TBCP.</text:span></text:p>
                </text:list-item>
                <text:list-item>
                  <text:p text:style-name="P18"><text:span text:style-name="T10">Reservar espacio de memoria suficiente para almacenar la imagen del proceso. También reservar sitio para el BCP.</text:span></text:p>
                </text:list-item>
                <text:list-item>
                  <text:p text:style-name="P18"><text:span text:style-name="T10">Rellenar los datos del BCP. Todos los valores a 0, el contador de programa que apuntará a la primera instrucción del programa, los punteros de pila que darán los límites de la pila del proceso, el estado se inicializará a </text:span><text:span text:style-name="T21">listo</text:span><text:span text:style-name="T10">, la prioridad la más baja, a menos que haya una solicitud para un valor mayor, etc.</text:span></text:p>
                </text:list-item>
                <text:list-item>
                  <text:p text:style-name="P18"><text:span text:style-name="T10">Establecer los enlaces adecuados de este proceso con otros.</text:span></text:p>
                </text:list-item>
                <text:list-item>
                  <text:p text:style-name="P18"><text:span text:style-name="T10">Crear las estructuras de datos vinculadas al propio proceso.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layer="layout" svg:width="12.136cm" svg:height="9.102cm" svg:x="3.792cm" svg:y="2.134cm" draw:page-number="5" presentation:class="page"/>
          <draw:custom-shape draw:style-name="gr28" draw:text-style-name="P5" draw:layer="layout" svg:width="16.62cm" svg:height="16.277cm" svg:x="1.971cm" svg:y="11.434cm">
            <text:p/>
            <draw:enhanced-geometry svg:viewBox="0 0 21600 21600" draw:type="mso-spt202" draw:enhanced-path="M 0 0 L 21600 0 21600 21600 0 21600 0 0 Z N"/>
          </draw:custom-shape>
          <draw:custom-shape draw:style-name="gr29" draw:text-style-name="P17" draw:layer="layout" svg:width="8.546cm" svg:height="1.42cm" svg:x="11.17cm" svg:y="27.005cm">
            <text:list text:style-name="L7">
              <text:list-header>
                <text:p text:style-name="P16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draw:custom-shape draw:style-name="gr30" draw:text-style-name="P7" draw:layer="layout" svg:width="5.927cm" svg:height="1.27cm" svg:x="18.203cm" svg:y="17.357cm">
          <text:list text:style-name="L3">
            <text:list-header>
              <text:p text:style-name="P6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9" draw:layer="layout" svg:width="1.482cm" svg:height="0.679cm" svg:x="0cm" svg:y="3.532cm">
          <text:list text:style-name="L1">
            <text:list-header>
              <text:p text:style-name="P8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1" draw:layer="layout" svg:width="22.86cm" svg:height="3.81cm" svg:x="1.27cm" svg:y="0.115cm">
          <text:list text:style-name="L4">
            <text:list-header>
              <text:p text:style-name="P10"><text:span text:style-name="T5">Control del proceso (II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9" draw:layer="layout" svg:width="1.482cm" svg:height="0.679cm" svg:x="0cm" svg:y="3.532cm">
          <text:list text:style-name="L1">
            <text:list-header>
              <text:p text:style-name="P8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15" draw:layer="layout" svg:width="22.649cm" svg:height="12.489cm" svg:x="1.252cm" svg:y="2.522cm">
          <text:list text:style-name="L5">
            <text:list-item>
              <text:p text:style-name="P12"><text:span text:style-name="T6">Cambios de contexto.</text:span></text:p>
            </text:list-item>
          </text:list>
          <text:list text:style-name="L6">
            <text:list-item>
              <text:list>
                <text:list-item>
                  <text:p text:style-name="P25"><text:span text:style-name="T22">Se produce cuando un proceso no puede seguir ejecutándose, el S.O. lo detecta e intenta resolver la situación, bien para volver a reanudar el mismo proceso o para cambiar a otro. </text:span></text:p>
                </text:list-item>
                <text:list-item>
                  <text:p text:style-name="P25"><text:span text:style-name="T22">Conlleva las siguientes acciones: 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9"><text:span text:style-name="T12">Salvar el contexto del proceso que abandona la ejecución (registros del procesador).</text:span></text:p>
                    </text:list-item>
                    <text:list-item>
                      <text:p text:style-name="P19"><text:span text:style-name="T12">Cambiar el estado del proceso que abandona, que ya no será en </text:span><text:span text:style-name="T23">ejecución</text:span><text:span text:style-name="T12"> sino que, dependiendo del motivo del cambio pasará a </text:span><text:span text:style-name="T23">listo, bloqueado, terminado, </text:span><text:span text:style-name="T12">etc. modificando su BCP.</text:span></text:p>
                    </text:list-item>
                    <text:list-item>
                      <text:p text:style-name="P19"><text:span text:style-name="T12">Mover el BCP a la cola que corresponda (dependiendo de su estado).</text:span></text:p>
                    </text:list-item>
                    <text:list-item>
                      <text:p text:style-name="P19"><text:span text:style-name="T12">Solicitar otro proceso para la ejecución.</text:span></text:p>
                    </text:list-item>
                    <text:list-item>
                      <text:p text:style-name="P19"><text:span text:style-name="T12">Actualizar el BCP del proceso que ahora entrará en ejecución.</text:span></text:p>
                    </text:list-item>
                    <text:list-item>
                      <text:p text:style-name="P19"><text:span text:style-name="T12">Actualizar las estructuras de datos necesarias para la gestión de memoria.</text:span></text:p>
                    </text:list-item>
                    <text:list-item>
                      <text:p text:style-name="P19"><text:span text:style-name="T12">Volcar en el procesador el contexto del proceso que ahora pasa a ejecutarse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layer="layout" svg:width="12.136cm" svg:height="9.102cm" svg:x="3.792cm" svg:y="2.134cm" draw:page-number="6" presentation:class="page"/>
          <draw:custom-shape draw:style-name="gr28" draw:text-style-name="P5" draw:layer="layout" svg:width="16.62cm" svg:height="16.277cm" svg:x="1.971cm" svg:y="11.434cm">
            <text:p/>
            <draw:enhanced-geometry svg:viewBox="0 0 21600 21600" draw:type="mso-spt202" draw:enhanced-path="M 0 0 L 21600 0 21600 21600 0 21600 0 0 Z N"/>
          </draw:custom-shape>
          <draw:custom-shape draw:style-name="gr35" draw:text-style-name="P17" draw:layer="layout" svg:width="8.546cm" svg:height="1.42cm" svg:x="11.17cm" svg:y="27.005cm">
            <text:list text:style-name="L7">
              <text:list-header>
                <text:p text:style-name="P16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draw:custom-shape draw:style-name="gr36" draw:text-style-name="P7" draw:layer="layout" svg:width="5.927cm" svg:height="1.27cm" svg:x="18.203cm" svg:y="17.357cm">
          <text:list text:style-name="L3">
            <text:list-header>
              <text:p text:style-name="P6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9" draw:layer="layout" svg:width="1.482cm" svg:height="0.679cm" svg:x="0cm" svg:y="3.532cm">
          <text:list text:style-name="L1">
            <text:list-header>
              <text:p text:style-name="P8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1" draw:layer="layout" svg:width="22.86cm" svg:height="3.81cm" svg:x="1.27cm" svg:y="0.115cm">
          <text:list text:style-name="L4">
            <text:list-header>
              <text:p text:style-name="P10"><text:span text:style-name="T5">Procesos e Hil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9" draw:layer="layout" svg:width="1.482cm" svg:height="0.679cm" svg:x="0cm" svg:y="3.532cm">
          <text:list text:style-name="L1">
            <text:list-header>
              <text:p text:style-name="P8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15" draw:layer="layout" svg:width="24.902cm" svg:height="12.489cm" svg:x="0.498cm" svg:y="2.725cm">
          <text:list text:style-name="L5">
            <text:list-item>
              <text:p text:style-name="P12"><text:span text:style-name="T6">Proceso: Unidad de recursos</text:span></text:p>
            </text:list-item>
            <text:list-item>
              <text:p text:style-name="P12"><text:span text:style-name="T6">Hilo: Línea de ejecución o proceso ligero. Ventajas:</text:span></text:p>
            </text:list-item>
          </text:list>
          <text:list text:style-name="L6">
            <text:list-item>
              <text:list>
                <text:list-item>
                  <text:p text:style-name="P26"><text:span text:style-name="T24">La mayoría de la información del BCP es compartida por los hilos.</text:span></text:p>
                </text:list-item>
                <text:list-item>
                  <text:p text:style-name="P26"><text:span text:style-name="T24">El S.O. tarda mucho menos en crear, intercambiar y terminar hilos.</text:span></text:p>
                </text:list-item>
                <text:list-item>
                  <text:p text:style-name="P26"><text:span text:style-name="T24">Los cambios entre hilos no incluyen el intercambio de información de administración de la memoria.</text:span></text:p>
                </text:list-item>
                <text:list-item>
                  <text:p text:style-name="P26"><text:span text:style-name="T24">Al compartir memoria, la comunicación entre hilos en inmediata.</text:span></text:p>
                </text:list-item>
                <text:list-item>
                  <text:p text:style-name="P26"><text:span text:style-name="T24">Varios hilos de un proceso podrían ejecutarse de forma paralela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layer="layout" svg:width="14.213cm" svg:height="10.659cm" svg:x="2.756cm" svg:y="2.134cm" draw:page-number="7" presentation:class="page"/>
          <draw:custom-shape draw:style-name="gr3" draw:text-style-name="P5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  <draw:custom-shape draw:style-name="gr41" draw:text-style-name="P17" draw:layer="layout" svg:width="8.546cm" svg:height="1.42cm" svg:x="11.17cm" svg:y="27.005cm">
            <text:list text:style-name="L7">
              <text:list-header>
                <text:p text:style-name="P16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DejaVu Sans" svg:font-family="'DejaVu Sans'" style:font-pitch="variable"/>
    <style:font-face style:name="Droid Sans" svg:font-family="'Droid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Tw Cen MT" svg:font-family="'Tw Cen MT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cccce6" draw:end-color="#ffffff" draw:start-intensity="100%" draw:end-intensity="100%" draw:angle="900" draw:border="0%"/>
    <draw:gradient draw:name="Gradient_20_3" draw:display-name="Gradient 3" draw:style="linear" draw:start-color="#00007d" draw:end-color="#ffffff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" style:font-family-asian="'Droid Sans'" style:font-pitch-asian="variable" style:font-size-asian="18pt" style:font-style-asian="normal" style:font-weight-asian="normal" style:font-name-complex="Droid Sans" style:font-family-complex="'Droid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" style:font-family-asian="'Droid Sans'" style:font-pitch-asian="variable" style:font-size-asian="18pt" style:font-style-asian="normal" style:font-weight-asian="normal" style:font-name-complex="Droid Sans" style:font-family-complex="'Droid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Droid Sans" style:font-family-asian="'Droid Sans'" style:font-pitch-asian="variable" style:font-size-asian="32pt" style:font-style-asian="normal" style:font-weight-asian="normal" style:font-name-complex="Droid Sans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Droid Sans" style:font-family-asian="'Droid Sans'" style:font-pitch-asian="variable" style:font-size-asian="28pt" style:font-style-asian="normal" style:font-weight-asian="normal" style:font-name-complex="Droid Sans" style:font-family-complex="'Droid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Droid Sans" style:font-family-asian="'Droid Sans'" style:font-pitch-asian="variable" style:font-size-asian="24pt" style:font-style-asian="normal" style:font-weight-asian="normal" style:font-name-complex="Droid Sans" style:font-family-complex="'Droid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" style:font-family-asian="'Droid Sans'" style:font-pitch-asian="variable" style:font-size-asian="20pt" style:font-style-asian="normal" style:font-weight-asian="normal" style:font-name-complex="Droid Sans" style:font-family-complex="'Droid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" style:font-family-asian="'Droid Sans'" style:font-pitch-asian="variable" style:font-size-asian="20pt" style:font-style-asian="normal" style:font-weight-asian="normal" style:font-name-complex="Droid Sans" style:font-family-complex="'Droid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" style:font-family-asian="'Droid Sans'" style:font-pitch-asian="variable" style:font-size-asian="20pt" style:font-style-asian="normal" style:font-weight-asian="normal" style:font-name-complex="Droid Sans" style:font-family-complex="'Droid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" style:font-family-asian="'Droid Sans'" style:font-pitch-asian="variable" style:font-size-asian="20pt" style:font-style-asian="normal" style:font-weight-asian="normal" style:font-name-complex="Droid Sans" style:font-family-complex="'Droid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" style:font-family-asian="'Droid Sans'" style:font-pitch-asian="variable" style:font-size-asian="20pt" style:font-style-asian="normal" style:font-weight-asian="normal" style:font-name-complex="Droid Sans" style:font-family-complex="'Droid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" style:font-family-asian="'Droid Sans'" style:font-pitch-asian="variable" style:font-size-asian="20pt" style:font-style-asian="normal" style:font-weight-asian="normal" style:font-name-complex="Droid Sans" style:font-family-complex="'Droid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Droid Sans" style:font-family-asian="'Droid Sans'" style:font-pitch-asian="variable" style:font-size-asian="32pt" style:font-style-asian="normal" style:font-weight-asian="normal" style:font-name-complex="Droid Sans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fo:background-color="transparent" style:font-name-asian="Droid Sans" style:font-family-asian="'Droid Sans'" style:font-pitch-asian="variable" style:font-size-asian="44pt" style:font-style-asian="normal" style:font-weight-asian="normal" style:font-name-complex="Droid Sans" style:font-family-complex="'Droid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Droid Sans" style:font-family-asian="'Droid Sans'" style:font-pitch-asian="variable" style:font-size-asian="32pt" style:font-style-asian="normal" style:font-weight-asian="normal" style:font-name-complex="Droid Sans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Droid Sans" style:font-family-asian="'Droid Sans'" style:font-pitch-asian="variable" style:font-size-asian="28pt" style:font-style-asian="normal" style:font-weight-asian="normal" style:font-name-complex="Droid Sans" style:font-family-complex="'Droid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Droid Sans" style:font-family-asian="'Droid Sans'" style:font-pitch-asian="variable" style:font-size-asian="24pt" style:font-style-asian="normal" style:font-weight-asian="normal" style:font-name-complex="Droid Sans" style:font-family-complex="'Droid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" style:font-family-asian="'Droid Sans'" style:font-pitch-asian="variable" style:font-size-asian="20pt" style:font-style-asian="normal" style:font-weight-asian="normal" style:font-name-complex="Droid Sans" style:font-family-complex="'Droid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" style:font-family-asian="'Droid Sans'" style:font-pitch-asian="variable" style:font-size-asian="20pt" style:font-style-asian="normal" style:font-weight-asian="normal" style:font-name-complex="Droid Sans" style:font-family-complex="'Droid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" style:font-family-asian="'Droid Sans'" style:font-pitch-asian="variable" style:font-size-asian="20pt" style:font-style-asian="normal" style:font-weight-asian="normal" style:font-name-complex="Droid Sans" style:font-family-complex="'Droid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" style:font-family-asian="'Droid Sans'" style:font-pitch-asian="variable" style:font-size-asian="20pt" style:font-style-asian="normal" style:font-weight-asian="normal" style:font-name-complex="Droid Sans" style:font-family-complex="'Droid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" style:font-family-asian="'Droid Sans'" style:font-pitch-asian="variable" style:font-size-asian="20pt" style:font-style-asian="normal" style:font-weight-asian="normal" style:font-name-complex="Droid Sans" style:font-family-complex="'Droid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" style:font-family-asian="'Droid Sans'" style:font-pitch-asian="variable" style:font-size-asian="20pt" style:font-style-asian="normal" style:font-weight-asian="normal" style:font-name-complex="Droid Sans" style:font-family-complex="'Droid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Droid Sans" style:font-family-asian="'Droid Sans'" style:font-pitch-asian="variable" style:font-size-asian="32pt" style:font-style-asian="normal" style:font-weight-asian="normal" style:font-name-complex="Droid Sans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letter-kerning="true" fo:background-color="transparent" style:font-name-asian="Droid Sans" style:font-family-asian="'Droid Sans'" style:font-pitch-asian="variable" style:font-size-asian="44pt" style:font-style-asian="normal" style:font-weight-asian="normal" style:font-name-complex="Droid Sans" style:font-family-complex="'Droid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57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57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gradient" draw:fill-color="#ffffff" draw:fill-gradient-name="Gradient_20_2" draw:textarea-horizontal-align="left" draw:textarea-vertical-align="middle" draw:auto-grow-height="false" fo:min-height="1.208cm" fo:min-width="0.281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gradient" draw:fill-color="#ffffff" draw:fill-gradient-name="Gradient_20_3" draw:textarea-horizontal-align="left" draw:textarea-vertical-align="middle" draw:auto-grow-height="false" fo:min-height="0.489cm" fo:min-width="23.74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solid" draw:fill-color="#cccce6" draw:textarea-horizontal-align="left" draw:textarea-vertical-align="middle" draw:auto-grow-height="false" fo:min-height="0.119cm" fo:min-width="0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cccce6" draw:textarea-horizontal-align="left" draw:textarea-vertical-align="middle" draw:auto-grow-height="false" fo:min-height="0.11cm" fo:min-width="0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solid" draw:fill-color="#9999cc" draw:textarea-horizontal-align="left" draw:textarea-vertical-align="middle" draw:auto-grow-height="false" fo:min-height="0.119cm" fo:min-width="0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solid" draw:fill-color="#00007d" draw:textarea-horizontal-align="left" draw:textarea-vertical-align="middle" draw:auto-grow-height="false" fo:min-height="0.111cm" fo:min-width="0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solid" draw:fill-color="#9999cc" draw:textarea-horizontal-align="left" draw:textarea-vertical-align="middle" draw:auto-grow-height="false" fo:min-height="0.11cm" fo:min-width="0cm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solid" draw:fill-color="#9999cc" draw:textarea-horizontal-align="left" draw:textarea-vertical-align="middle" draw:auto-grow-height="false" fo:min-height="0.106cm" fo:min-width="0cm" fo:padding-top="0.13cm" fo:padding-bottom="0.13cm" fo:padding-left="0.25cm" fo:padding-right="0.25cm" fo:wrap-option="no-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11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5" style:family="graphic" style:parent-style-name="standard">
      <style:graphic-properties draw:stroke="none" draw:fill="solid" draw:fill-color="#ffffff" draw:textarea-horizontal-align="left" draw:textarea-vertical-align="middle" draw:auto-grow-height="false" fo:min-height="28.167cm" fo:min-width="19.218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none" draw:fill-color="#ffffff" draw:textarea-horizontal-align="left" draw:textarea-vertical-align="middle" draw:auto-grow-height="false" fo:min-height="1.16cm" fo:min-width="8.046cm" fo:padding-top="0.13cm" fo:padding-bottom="0.13cm" fo:padding-left="0.25cm" fo:padding-right="0.25cm" fo:wrap-option="no-wrap" draw:shadow-color="#808080"/>
    </style:style>
    <style:style style:name="Mgr1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408cm" fo:min-width="0cm" fo:padding-top="0.138cm" fo:padding-bottom="0.138cm" fo:padding-left="0.275cm" fo:padding-right="0.275cm" fo:wrap-option="wrap" draw:shadow-color="#808080"/>
    </style:style>
    <style:style style:name="Mgr18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08cm" fo:min-width="0cm" fo:padding-top="0.138cm" fo:padding-bottom="0.138cm" fo:padding-left="0.275cm" fo:padding-right="0.275cm" fo:wrap-option="wrap" draw:shadow-color="#808080"/>
    </style:style>
    <style:style style:name="Mgr19" style:family="graphic" style:parent-style-name="standard">
      <style:graphic-properties draw:stroke="none" draw:fill="gradient" draw:fill-color="#ffffff" draw:fill-gradient-name="Gradient_20_2" draw:textarea-horizontal-align="left" draw:textarea-vertical-align="middle" draw:auto-grow-height="false" fo:min-height="18.777cm" fo:min-width="9.223cm" fo:padding-top="0.13cm" fo:padding-bottom="0.13cm" fo:padding-left="0.25cm" fo:padding-right="0.25cm" fo:wrap-option="no-wrap" draw:shadow-color="#808080"/>
    </style:style>
    <style:style style:name="Mgr20" style:family="graphic" style:parent-style-name="standard">
      <style:graphic-properties draw:stroke="none" draw:fill="solid" draw:fill-color="#00007d" draw:textarea-horizontal-align="left" draw:textarea-vertical-align="middle" draw:auto-grow-height="false" fo:min-height="6.765cm" fo:min-width="20.12cm" fo:padding-top="0.13cm" fo:padding-bottom="0.13cm" fo:padding-left="0.25cm" fo:padding-right="0.25cm" fo:wrap-option="no-wrap" draw:shadow-color="#808080"/>
    </style:style>
    <style:style style:name="Mgr21" style:family="graphic" style:parent-style-name="standard">
      <style:graphic-properties draw:stroke="none" draw:fill="solid" draw:fill-color="#9999cc" draw:textarea-horizontal-align="left" draw:textarea-vertical-align="middle" draw:auto-grow-height="false" fo:min-height="1.508cm" fo:min-width="1.087cm" fo:padding-top="0.13cm" fo:padding-bottom="0.13cm" fo:padding-left="0.25cm" fo:padding-right="0.25cm" fo:wrap-option="no-wrap" draw:shadow-color="#808080"/>
    </style:style>
    <style:style style:name="Mgr22" style:family="graphic" style:parent-style-name="standard">
      <style:graphic-properties draw:stroke="none" draw:fill="solid" draw:fill-color="#cccce6" draw:textarea-horizontal-align="left" draw:textarea-vertical-align="middle" draw:auto-grow-height="false" fo:min-height="1.513cm" fo:min-width="1.083cm" fo:padding-top="0.13cm" fo:padding-bottom="0.13cm" fo:padding-left="0.25cm" fo:padding-right="0.25cm" fo:wrap-option="no-wrap" draw:shadow-color="#808080"/>
    </style:style>
    <style:style style:name="Mgr23" style:family="graphic" style:parent-style-name="standard">
      <style:graphic-properties draw:stroke="none" draw:fill="solid" draw:fill-color="#cccce6" draw:textarea-horizontal-align="left" draw:textarea-vertical-align="middle" draw:auto-grow-height="false" fo:min-height="1.491cm" fo:min-width="1.114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solid" draw:fill-color="#00007d" draw:textarea-horizontal-align="left" draw:textarea-vertical-align="middle" draw:auto-grow-height="false" fo:min-height="1.508cm" fo:min-width="1.109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9999cc" draw:textarea-horizontal-align="left" draw:textarea-vertical-align="middle" draw:auto-grow-height="false" fo:min-height="1.513cm" fo:min-width="1.114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solid" draw:fill-color="#cccce6" draw:textarea-horizontal-align="left" draw:textarea-vertical-align="middle" draw:auto-grow-height="false" fo:min-height="1.486cm" fo:min-width="1.109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solid" draw:fill-color="#00007d" draw:textarea-horizontal-align="left" draw:textarea-vertical-align="middle" draw:auto-grow-height="false" fo:min-height="1.486cm" fo:min-width="1.105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9999cc" draw:textarea-horizontal-align="left" draw:textarea-vertical-align="middle" draw:auto-grow-height="false" fo:min-height="1.486cm" fo:min-width="1.083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solid" draw:fill-color="#cccce6" draw:textarea-horizontal-align="left" draw:textarea-vertical-align="middle" draw:auto-grow-height="false" fo:min-height="1.517cm" fo:min-width="1.087cm" fo:padding-top="0.13cm" fo:padding-bottom="0.13cm" fo:padding-left="0.25cm" fo:padding-right="0.25cm" fo:wrap-option="no-wrap" draw:shadow-color="#808080"/>
    </style:style>
    <style:style style:name="Mgr30" style:family="graphic" style:parent-style-name="standard">
      <style:graphic-properties draw:stroke="none" draw:fill="solid" draw:fill-color="#9999cc" draw:textarea-horizontal-align="left" draw:textarea-vertical-align="middle" draw:auto-grow-height="false" fo:min-height="1.517cm" fo:min-width="1.109cm" fo:padding-top="0.13cm" fo:padding-bottom="0.13cm" fo:padding-left="0.25cm" fo:padding-right="0.25cm" fo:wrap-option="no-wrap" draw:shadow-color="#808080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7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7cm" fo:min-width="0cm" fo:padding-top="0.13cm" fo:padding-bottom="0.13cm" fo:padding-left="0.25cm" fo:padding-right="0.25cm" fo:wrap-option="wrap" draw:shadow-color="#808080"/>
    </style:style>
    <style:style style:name="Mgr33" style:family="graphic" style:parent-style-name="standard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57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408cm" fo:min-width="0cm" fo:padding-top="0.138cm" fo:padding-bottom="0.138cm" fo:padding-left="0.275cm" fo:padding-right="0.275cm" fo:wrap-option="wrap" draw:shadow-color="#808080"/>
    </style:style>
    <style:style style:name="Mpr2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08cm" fo:min-width="0cm" fo:padding-top="0.138cm" fo:padding-bottom="0.138cm" fo:padding-left="0.275cm" fo:padding-right="0.27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punctuation-wrap="hanging" style:line-break="strict"/>
    </style:style>
    <style:style style:name="M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loext:graphic-properties draw:fill="gradient" draw:fill-color="#ffffff" draw:fill-gradient-name="Gradient_20_2"/>
      <style:paragraph-properties style:writing-mode="lr-tb" style:font-independent-line-spacing="true"/>
    </style:style>
    <style:style style:name="MP8" style:family="paragraph">
      <loext:graphic-properties draw:fill="gradient" draw:fill-color="#ffffff" draw:fill-gradient-name="Gradient_20_3"/>
      <style:paragraph-properties style:writing-mode="lr-tb" style:font-independent-line-spacing="true"/>
    </style:style>
    <style:style style:name="MP9" style:family="paragraph">
      <loext:graphic-properties draw:fill="solid" draw:fill-color="#cccce6"/>
      <style:paragraph-properties style:writing-mode="lr-tb" style:font-independent-line-spacing="true"/>
    </style:style>
    <style:style style:name="MP10" style:family="paragraph">
      <loext:graphic-properties draw:fill="solid" draw:fill-color="#9999cc"/>
      <style:paragraph-properties style:writing-mode="lr-tb" style:font-independent-line-spacing="true"/>
    </style:style>
    <style:style style:name="MP11" style:family="paragraph">
      <loext:graphic-properties draw:fill="solid" draw:fill-color="#00007d"/>
      <style:paragraph-properties style:writing-mode="lr-tb" style:font-independent-line-spacing="tru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loext:graphic-properties draw:fill="none" draw:fill-color="#ffffff"/>
      <style:paragraph-properties style:writing-mode="lr-tb" style:font-independent-line-spacing="true"/>
    </style:style>
    <style:style style:name="MP15" style:family="paragraph">
      <style:paragraph-properties fo:margin-left="0.599cm" fo:margin-right="0cm" fo:line-height="100%" fo:text-align="end" fo:text-indent="-0.591cm" style:punctuation-wrap="hanging" style:line-break="strict"/>
    </style:style>
    <style:style style:name="MP16" style:family="paragraph">
      <loext:graphic-properties draw:fill="none" draw:fill-color="#ffffff"/>
      <style:paragraph-properties fo:margin-left="0.599cm" fo:margin-right="0cm" fo:line-height="100%" fo:text-align="end" fo:text-indent="-0.591cm" style:punctuation-wrap="hanging" style:line-break="strict" style:writing-mode="lr-tb" style:font-independent-line-spacing="true"/>
    </style:style>
    <style:style style:name="MP17" style:family="paragraph">
      <style:paragraph-properties fo:margin-left="0.599cm" fo:margin-right="0cm" fo:line-height="100%" fo:text-indent="-0.591cm" style:punctuation-wrap="hanging" style:line-break="strict"/>
    </style:style>
    <style:style style:name="MP18" style:family="paragraph">
      <loext:graphic-properties draw:fill="none" draw:fill-color="#ffffff"/>
      <style:paragraph-properties fo:margin-left="0.599cm" fo:margin-right="0cm" fo:line-height="100%" fo:text-indent="-0.591cm" style:punctuation-wrap="hanging" style:line-break="strict" style:writing-mode="lr-tb" style:font-independent-line-spacing="true"/>
    </style:style>
    <style:style style:name="MP19" style:family="paragraph">
      <style:paragraph-properties fo:margin-left="0.599cm" fo:margin-right="0cm" fo:line-height="100%" fo:text-align="center" fo:text-indent="-0.591cm" style:punctuation-wrap="hanging" style:line-break="strict"/>
    </style:style>
    <style:style style:name="MP20" style:family="paragraph">
      <loext:graphic-properties draw:fill="none" draw:fill-color="#ffffff"/>
      <style:paragraph-properties fo:margin-left="0.599cm" fo:margin-right="0cm" fo:line-height="100%" fo:text-align="center" fo:text-indent="-0.591cm" style:punctuation-wrap="hanging" style:line-break="strict" style:writing-mode="lr-tb" style:font-independent-line-spacing="true"/>
    </style:style>
    <style:style style:name="MP21" style:family="paragraph">
      <style:paragraph-properties fo:margin-left="0cm" fo:margin-right="0cm" fo:line-height="100%" fo:text-align="end" fo:text-indent="0cm" style:punctuation-wrap="hanging" style:line-break="strict"/>
    </style:style>
    <style:style style:name="MP22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language="es" fo:country="ES" style:language-asian="es" style:country-asian="ES" style:language-complex="es" style:country-complex="ES"/>
    </style:style>
    <style:style style:name="MT2" style:family="text">
      <style:text-properties style:font-name="Times New Roman" fo:font-size="14pt" fo:language="es" fo:country="ES" style:font-name-asian="DejaVu Sans" style:font-size-asian="14pt" style:language-asian="es" style:country-asian="ES" style:font-name-complex="DejaVu Sans" style:font-size-complex="14pt" style:language-complex="es" style:country-complex="ES"/>
    </style:style>
    <style:style style:name="MT3" style:family="text">
      <style:text-properties style:font-name="Times New Roman" fo:font-size="12pt" fo:language="es" fo:country="ES" style:font-name-asian="DejaVu Sans" style:font-size-asian="12pt" style:language-asian="es" style:country-asian="ES" style:font-name-complex="DejaVu Sans" style:font-size-complex="12pt" style:language-complex="es" style:country-complex="ES"/>
    </style:style>
    <style:style style:name="MT4" style:family="text">
      <style:text-properties style:font-name="Arial Black" fo:font-size="12pt" fo:language="es" fo:country="ES" style:font-name-asian="DejaVu Sans" style:font-size-asian="12pt" style:language-asian="es" style:country-asian="ES" style:font-name-complex="DejaVu Sans" style:font-size-complex="12pt" style:language-complex="es" style:country-complex="E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2" draw:layer="backgroundobjects" svg:width="8.557cm" svg:height="1.42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557cm" svg:height="1.42cm" svg:x="11.16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557cm" svg:height="1.42cm" svg:x="0cm" svg:y="27.009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557cm" svg:height="1.42cm" svg:x="11.162cm" svg:y="27.009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draw:style-name="Mgr3" draw:text-style-name="MP6" draw:layer="backgroundobjects" svg:width="8.03cm" svg:height="1.256cm" svg:x="8.678cm" svg:y="17.357cm" presentation:class="footer">
        <draw:text-box>
          <text:list text:style-name="ML2">
            <text:list-header>
              <text:p text:style-name="MP5"><text:span text:style-name="MT1">Curso 10/11 - IES Virgen de la Paloma</text:span></text:p>
            </text:list-header>
          </text:list>
        </draw:text-box>
      </draw:frame>
      <draw:frame draw:style-name="Mgr4" draw:text-style-name="MP6" draw:layer="backgroundobjects" svg:width="5.914cm" svg:height="1.256cm" svg:x="18.203cm" svg:y="17.357cm" presentation:class="page-number">
        <draw:text-box>
          <text:list text:style-name="ML2">
            <text:list-header>
              <text:p text:style-name="MP5"><text:span text:style-name="MT1"><text:page-number>&lt;number&gt;</text:page-number></text:span></text:p>
            </text:list-header>
          </text:list>
        </draw:text-box>
      </draw:frame>
      <draw:g>
        <draw:custom-shape draw:style-name="Mgr5" draw:text-style-name="MP7" draw:layer="backgroundobjects" svg:width="0.781cm" svg:height="1.468cm" svg:x="0cm" svg:y="0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8" draw:layer="backgroundobjects" svg:width="24.24cm" svg:height="0.749cm" svg:x="1.147cm" svg:y="0.375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9" draw:layer="backgroundobjects" svg:width="0.37cm" svg:height="0.379cm" svg:x="1.138cm" svg:y="0.375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9" draw:layer="backgroundobjects" svg:width="0.375cm" svg:height="0.37cm" svg:x="1.521cm" svg:y="0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0" draw:layer="backgroundobjects" svg:width="0.375cm" svg:height="0.379cm" svg:x="1.521cm" svg:y="0.375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9" draw:layer="backgroundobjects" svg:width="0.366cm" svg:height="0.37cm" svg:x="0.763cm" svg:y="0.763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1" draw:layer="backgroundobjects" svg:width="0.379cm" svg:height="0.371cm" svg:x="0.366cm" svg:y="0.379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0" draw:layer="backgroundobjects" svg:width="0.37cm" svg:height="0.37cm" svg:x="1.138cm" svg:y="0.754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10" draw:layer="backgroundobjects" svg:width="0.366cm" svg:height="0.366cm" svg:x="0.763cm" svg:y="1.138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2.847cm" svg:height="3.797cm" svg:x="1.269cm" svg:y="1.269cm" presentation:class="title" presentation:placeholder="true">
        <draw:text-box/>
      </draw:frame>
      <draw:frame presentation:style-name="Default-outline1" draw:layer="backgroundobjects" svg:width="22.847cm" svg:height="10.782cm" svg:x="1.269cm" svg:y="5.503cm" presentation:class="outline" presentation:placeholder="true">
        <draw:text-box/>
      </draw:frame>
      <draw:frame draw:style-name="Mgr13" draw:text-style-name="MP6" draw:layer="backgroundobjects" svg:width="5.913cm" svg:height="1.31cm" svg:x="1.269cm" svg:y="17.348cm" presentation:class="date-time">
        <draw:text-box>
          <text:list text:style-name="ML2">
            <text:list-header>
              <text:p text:style-name="MP5"><text:span text:style-name="MT1"><text:date style:data-style-name="D3" text:date-value="2018-11-19">19/11/18</text:date></text:span></text:p>
            </text:list-header>
          </text:list>
        </draw:text-box>
      </draw:frame>
      <presentation:notes style:page-layout-name="PM0">
        <draw:rect draw:style-name="Mgr14" draw:text-style-name="MP12" draw:layer="backgroundobjects" svg:width="19.72cm" svg:height="28.43cm" svg:x="0cm" svg:y="0cm">
          <text:p/>
        </draw:rect>
        <draw:custom-shape draw:style-name="Mgr15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5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5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6" draw:text-style-name="MP14" draw:layer="backgroundobjects" svg:width="8.546cm" svg:height="1.42cm" svg:x="0cm" svg:y="0cm">
          <text:p/>
          <draw:enhanced-geometry svg:viewBox="0 0 21600 21600" draw:type="mso-spt202" draw:enhanced-path="M 0 0 L 21600 0 21600 21600 0 21600 0 0 Z N"/>
        </draw:custom-shape>
        <draw:frame draw:style-name="Mgr17" draw:text-style-name="MP16" draw:layer="backgroundobjects" svg:width="8.533cm" svg:height="1.407cm" svg:x="11.169cm" svg:y="-0.001cm" presentation:class="date-time">
          <draw:text-box>
            <text:list text:style-name="ML3">
              <text:list-header>
                <text:p text:style-name="MP15"><text:span text:style-name="MT2"><text:date style:data-style-name="D3" text:date-value="2018-11-19">19/11/18</text:date></text:span></text:p>
              </text:list-header>
            </text:list>
          </draw:text-box>
        </draw:frame>
        <draw:page-thumbnail presentation:style-name="Default-title" draw:layer="backgroundobjects" svg:width="14.199cm" svg:height="10.645cm" svg:x="2.755cm" svg:y="2.133cm" presentation:class="page"/>
        <draw:frame presentation:style-name="Default-notes" draw:layer="backgroundobjects" svg:width="15.765cm" svg:height="12.779cm" svg:x="1.97cm" svg:y="13.502cm" presentation:class="notes" presentation:placeholder="true">
          <draw:text-box/>
        </draw:frame>
        <draw:custom-shape draw:style-name="Mgr16" draw:text-style-name="MP14" draw:layer="backgroundobjects" svg:width="8.546cm" svg:height="1.42cm" svg:x="0cm" svg:y="27.005cm">
          <text:p/>
          <draw:enhanced-geometry svg:viewBox="0 0 21600 21600" draw:type="mso-spt202" draw:enhanced-path="M 0 0 L 21600 0 21600 21600 0 21600 0 0 Z N"/>
        </draw:custom-shape>
        <draw:frame draw:style-name="Mgr18" draw:text-style-name="MP16" draw:layer="backgroundobjects" svg:width="8.533cm" svg:height="1.407cm" svg:x="11.169cm" svg:y="27.004cm" presentation:class="page-number">
          <draw:text-box>
            <text:list text:style-name="ML3">
              <text:list-header>
                <text:p text:style-name="MP15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custom-shape draw:style-name="Mgr19" draw:text-style-name="MP7" draw:layer="backgroundobjects" svg:width="9.723cm" svg:height="19.037cm" svg:x="0cm" svg:y="0cm">
          <text:p/>
          <draw:enhanced-geometry svg:viewBox="0 0 21600 21600" draw:type="rectangle" draw:enhanced-path="M 0 0 L 21600 0 21600 21600 0 21600 0 0 Z N"/>
        </draw:custom-shape>
        <draw:custom-shape draw:style-name="Mgr20" draw:text-style-name="MP11" draw:layer="backgroundobjects" svg:width="20.62cm" svg:height="7.025cm" svg:x="4.767cm" svg:y="4.696cm">
          <text:p/>
          <draw:enhanced-geometry svg:viewBox="0 0 21600 21600" draw:type="rectangle" draw:enhanced-path="M 0 0 L 21600 0 21600 21600 0 21600 0 0 Z N"/>
        </draw:custom-shape>
        <draw:g>
          <draw:custom-shape draw:style-name="Mgr21" draw:text-style-name="MP10" draw:layer="backgroundobjects" svg:width="1.587cm" svg:height="1.768cm" svg:x="1.592cm" svg:y="9.953cm">
            <text:p/>
            <draw:enhanced-geometry svg:viewBox="0 0 21600 21600" draw:type="rectangle" draw:enhanced-path="M 0 0 L 21600 0 21600 21600 0 21600 0 0 Z N"/>
          </draw:custom-shape>
          <draw:custom-shape draw:style-name="Mgr22" draw:text-style-name="MP9" draw:layer="backgroundobjects" svg:width="1.583cm" svg:height="1.773cm" svg:x="4.767cm" svg:y="4.696cm">
            <text:p/>
            <draw:enhanced-geometry svg:viewBox="0 0 21600 21600" draw:type="rectangle" draw:enhanced-path="M 0 0 L 21600 0 21600 21600 0 21600 0 0 Z N"/>
          </draw:custom-shape>
          <draw:custom-shape draw:style-name="Mgr23" draw:text-style-name="MP9" draw:layer="backgroundobjects" svg:width="1.614cm" svg:height="1.751cm" svg:x="6.337cm" svg:y="2.96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1" draw:layer="backgroundobjects" svg:width="1.609cm" svg:height="1.768cm" svg:x="3.171cm" svg:y="9.953cm">
            <text:p/>
            <draw:enhanced-geometry svg:viewBox="0 0 21600 21600" draw:type="rectangle" draw:enhanced-path="M 0 0 L 21600 0 21600 21600 0 21600 0 0 Z N"/>
          </draw:custom-shape>
          <draw:custom-shape draw:style-name="Mgr25" draw:text-style-name="MP10" draw:layer="backgroundobjects" svg:width="1.614cm" svg:height="1.773cm" svg:x="6.337cm" svg:y="4.69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9" draw:layer="backgroundobjects" svg:width="1.609cm" svg:height="1.746cm" svg:x="3.171cm" svg:y="6.456cm">
            <text:p/>
            <draw:enhanced-geometry svg:viewBox="0 0 21600 21600" draw:type="rectangle" draw:enhanced-path="M 0 0 L 21600 0 21600 21600 0 21600 0 0 Z N"/>
          </draw:custom-shape>
          <draw:custom-shape draw:style-name="Mgr27" draw:text-style-name="MP11" draw:layer="backgroundobjects" svg:width="1.605cm" svg:height="1.746cm" svg:x="0cm" svg:y="6.456cm">
            <text:p/>
            <draw:enhanced-geometry svg:viewBox="0 0 21600 21600" draw:type="rectangle" draw:enhanced-path="M 0 0 L 21600 0 21600 21600 0 21600 0 0 Z N"/>
          </draw:custom-shape>
          <draw:custom-shape draw:style-name="Mgr28" draw:text-style-name="MP10" draw:layer="backgroundobjects" svg:width="1.583cm" svg:height="1.746cm" svg:x="4.767cm" svg:y="6.456cm">
            <text:p/>
            <draw:enhanced-geometry svg:viewBox="0 0 21600 21600" draw:type="rectangle" draw:enhanced-path="M 0 0 L 21600 0 21600 21600 0 21600 0 0 Z N"/>
          </draw:custom-shape>
          <draw:custom-shape draw:style-name="Mgr29" draw:text-style-name="MP9" draw:layer="backgroundobjects" svg:width="1.587cm" svg:height="1.777cm" svg:x="1.592cm" svg:y="8.189cm">
            <text:p/>
            <draw:enhanced-geometry svg:viewBox="0 0 21600 21600" draw:type="rectangle" draw:enhanced-path="M 0 0 L 21600 0 21600 21600 0 21600 0 0 Z N"/>
          </draw:custom-shape>
          <draw:custom-shape draw:style-name="Mgr30" draw:text-style-name="MP10" draw:layer="backgroundobjects" svg:width="1.609cm" svg:height="1.777cm" svg:x="3.171cm" svg:y="8.189cm">
            <text:p/>
            <draw:enhanced-geometry svg:viewBox="0 0 21600 21600" draw:type="rectangle" draw:enhanced-path="M 0 0 L 21600 0 21600 21600 0 21600 0 0 Z N"/>
          </draw:custom-shape>
        </draw:g>
      </draw:g>
      <draw:frame presentation:style-name="Title1-title" draw:layer="backgroundobjects" svg:width="22.847cm" svg:height="3.797cm" svg:x="1.269cm" svg:y="1.269cm" presentation:class="title" presentation:placeholder="true">
        <draw:text-box/>
      </draw:frame>
      <draw:frame presentation:style-name="Title1-outline1" draw:layer="backgroundobjects" svg:width="22.847cm" svg:height="10.782cm" svg:x="1.269cm" svg:y="5.503cm" presentation:class="outline" presentation:placeholder="true">
        <draw:text-box/>
      </draw:frame>
      <draw:frame draw:style-name="Mgr31" draw:text-style-name="MP18" draw:layer="backgroundobjects" svg:width="5.913cm" svg:height="1.256cm" svg:x="1.269cm" svg:y="17.357cm" presentation:class="date-time">
        <draw:text-box>
          <text:list text:style-name="ML3">
            <text:list-header>
              <text:p text:style-name="MP17"><text:span text:style-name="MT3"><text:date style:data-style-name="D3" text:date-value="2018-11-19">19/11/18</text:date></text:span></text:p>
            </text:list-header>
          </text:list>
        </draw:text-box>
      </draw:frame>
      <draw:frame draw:style-name="Mgr32" draw:text-style-name="MP20" draw:layer="backgroundobjects" svg:width="8.03cm" svg:height="1.256cm" svg:x="8.678cm" svg:y="17.357cm" presentation:class="footer">
        <draw:text-box>
          <text:list text:style-name="ML3">
            <text:list-header>
              <text:p text:style-name="MP19"><text:span text:style-name="MT3">Curso 10/11 - IES Virgen de la Paloma</text:span></text:p>
            </text:list-header>
          </text:list>
        </draw:text-box>
      </draw:frame>
      <draw:frame draw:style-name="Mgr33" draw:text-style-name="MP22" draw:layer="backgroundobjects" svg:width="5.914cm" svg:height="1.256cm" svg:x="18.203cm" svg:y="17.357cm" presentation:class="page-number">
        <draw:text-box>
          <text:list text:style-name="ML4">
            <text:list-header>
              <text:p text:style-name="MP21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14" draw:text-style-name="MP12" draw:layer="backgroundobjects" svg:width="19.72cm" svg:height="28.43cm" svg:x="0cm" svg:y="0cm">
          <text:p/>
        </draw:rect>
        <draw:custom-shape draw:style-name="Mgr15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5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5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6" draw:text-style-name="MP14" draw:layer="backgroundobjects" svg:width="8.546cm" svg:height="1.42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16" draw:layer="backgroundobjects" svg:width="8.533cm" svg:height="1.407cm" svg:x="11.169cm" svg:y="-0.001cm" presentation:class="date-time">
          <draw:text-box>
            <text:list text:style-name="ML3">
              <text:list-header>
                <text:p text:style-name="MP15"><text:span text:style-name="MT2"><text:date style:data-style-name="D3" text:date-value="2018-11-19">19/11/18</text:date></text:span></text:p>
              </text:list-header>
            </text:list>
          </draw:text-box>
        </draw:frame>
        <draw:page-thumbnail presentation:style-name="Title1-title" draw:layer="backgroundobjects" svg:width="14.199cm" svg:height="10.645cm" svg:x="2.755cm" svg:y="2.133cm" presentation:class="page"/>
        <draw:frame presentation:style-name="Title1-notes" draw:layer="backgroundobjects" svg:width="15.765cm" svg:height="12.779cm" svg:x="1.97cm" svg:y="13.502cm" presentation:class="notes" presentation:placeholder="true">
          <draw:text-box/>
        </draw:frame>
        <draw:custom-shape draw:style-name="Mgr16" draw:text-style-name="MP14" draw:layer="backgroundobjects" svg:width="8.546cm" svg:height="1.42cm" svg:x="0cm" svg:y="27.005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16" draw:layer="backgroundobjects" svg:width="8.533cm" svg:height="1.407cm" svg:x="11.169cm" svg:y="27.004cm" presentation:class="page-number">
          <draw:text-box>
            <text:list text:style-name="ML3">
              <text:list-header>
                <text:p text:style-name="MP15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cción a la Estructura de Computadores</dc:title>
    <meta:initial-creator>asdf</meta:initial-creator>
    <meta:creation-date>2006-10-14T17:23:08</meta:creation-date>
    <dc:date>2018-11-19T10:04:32.236028585</dc:date>
    <meta:editing-cycles>196</meta:editing-cycles>
    <meta:editing-duration>P1DT28M39S</meta:editing-duration>
    <meta:document-statistic meta:object-count="116"/>
    <meta:generator>LibreOffice/6.0.6.2$Linux_X86_64 LibreOffice_project/00m0$Build-2</meta:generator>
    <meta:user-defined meta:name="Version" meta:value-type="float">6</meta:user-defined>
  </office:meta>
</office:document-meta>
</file>